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8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a xlink:type="simple" xlink:href="mailto:andre.nogueira@unesp.br" text:style-name="ListLabel_20_19" text:visited-style-name="ListLabel_20_19"><text:span text:style-name="T1">André Luis Dias Nogueira</text:span></text:a><text:span text:style-name="T2"><text:line-break/></text:span><text:a xlink:type="simple" xlink:href="mailto:felipe.britto@unesp.br" text:style-name="ListLabel_20_19" text:visited-style-name="ListLabel_20_19"><text:span text:style-name="T1">Felipe Melchior de Britto</text:span></text:a></text:p>
      <text:p text:style-name="P1"><text:a xlink:type="simple" xlink:href="mailto:gabriel.s.mario@unesp.br" text:style-name="ListLabel_20_19" text:visited-style-name="ListLabel_20_19"><text:span text:style-name="T1">Gabriel Soares Mário</text:span></text:a></text:p>
      <text:p text:style-name="P1"><text:a xlink:type="simple" xlink:href="mailto:ibc.goncalves@unesp.br" text:style-name="ListLabel_20_19" text:visited-style-name="ListLabel_20_19"><text:span text:style-name="T1">Igor Benedito Costa Gonçalves</text:span></text:a></text:p>
      <text:p text:style-name="P1"><text:a xlink:type="simple" xlink:href="mailto:rafael.daiki@unesp.br" text:style-name="ListLabel_20_19" text:visited-style-name="ListLabel_20_19"><text:span text:style-name="T1">Rafael Daiki Kaneko</text:span></text:a></text:p>
      <text:p text:style-name="P1"><text:a xlink:type="simple" xlink:href="mailto:vitor.rolisola@unesp.br" text:style-name="ListLabel_20_19" text:visited-style-name="ListLabel_20_19"><text:span text:style-name="T1">Vitor Marchini Rolisola</text:span></text:a></text:p>
      <text:p text:style-name="P1"><text:a xlink:type="simple" xlink:href="mailto:eduardo.c.araujo@unesp.br" text:style-name="ListLabel_20_19" text:visited-style-name="ListLabel_20_19"><text:span text:style-name="T1">Eduardo Costa Araujo</text:span></text:a></text:p>
      <text:p text:style-name="P1"><text:a xlink:type="simple" xlink:href="mailto:sergio.guerrato@unesp.br" text:style-name="ListLabel_20_19" text:visited-style-name="ListLabel_20_19"><text:span text:style-name="T1">Sergio Paulo Guerrato Alves</text:span></text:a></text:p>
      <text:p text:style-name="P2"/>
      <text:p text:style-name="P1"><text:span text:style-name="T2">Questionário ao Marmitech</text:span></text:p>
      <text:p text:style-name="P1"/>
      <text:p text:style-name="P1"/>
      <text:p text:style-name="P1"><text:span text:style-name="T3">Com base nos </text:span><text:a xlink:type="simple" xlink:href="https://docs.google.com/document/d/12hMUlYUFX53vzd_NaAj5Ej64otb4u5of2of5bAVsD8k/edit?usp=sharing" text:style-name="ListLabel_20_20" text:visited-style-name="ListLabel_20_20"><text:span text:style-name="T6">dados fornecidos pela empresa </text:span></text:a><text:a xlink:type="simple" xlink:href="https://docs.google.com/document/d/12hMUlYUFX53vzd_NaAj5Ej64otb4u5of2of5bAVsD8k/edit?usp=sharing" text:style-name="ListLabel_20_20" text:visited-style-name="ListLabel_20_20"><text:span text:style-name="T6">Marmitech</text:span></text:a><text:span text:style-name="T3">, preparamos este documento para maior compreensão do tema a ser desenvolvido.</text:span></text:p>
      <text:p text:style-name="P5"/>
      <text:list xml:id="list1045636458" text:style-name="WWNum1">
        <text:list-item>
          <text:p text:style-name="P6"><text:span text:style-name="T3">Primeiramente, precisamos saber em qual segmento a empresa atua. Apesar de, provavelmente, tratar-se um APP de delivery, não houve confirmação da mesma sobre o assunto. </text:span></text:p>
        </text:list-item>
      </text:list>
      <text:p text:style-name="P8"><text:span text:style-name="T3">R. Telefone e WhatsApp</text:span></text:p>
      <text:p text:style-name="P9"/>
      <text:list xml:id="list181741334322065" text:continue-numbering="true" text:style-name="WWNum1">
        <text:list-item>
          <text:p text:style-name="P6"><text:span text:style-name="T3">Após nos informarem sobre o segmento de hardware no qual operam, precisamos saber, dentro do mesmo segmento, sobre os SOs, sistemas operacionais, disponíveis. O app está disponível para Android? IOS? Windows Phone?...</text:span></text:p>
        </text:list-item>
      </text:list>
      <text:p text:style-name="P8"><text:span text:style-name="T3">R. Em aberto</text:span></text:p>
      <text:p text:style-name="P9"/>
      <text:list xml:id="list181740183184169" text:continue-numbering="true" text:style-name="WWNum1">
        <text:list-item>
          <text:p text:style-name="P6"><text:span text:style-name="T3">Qual a linguagem de programação selecionada pela empresa para o desenvolvimento de seu sistema? Qual o SGBD?(MySQL, Oracle, SQL Server, PostgreSQL).</text:span></text:p>
        </text:list-item>
      </text:list>
      <text:p text:style-name="P8"><text:span text:style-name="T3">R. Oracle</text:span></text:p>
      <text:p text:style-name="P9"/>
      <text:list xml:id="list181741198686371" text:continue-numbering="true" text:style-name="WWNum1">
        <text:list-item>
          <text:p text:style-name="P6"><text:span text:style-name="T3">Qual o sistema operacional da empresa</text:span></text:p>
        </text:list-item>
      </text:list>
      <text:p text:style-name="P8"><text:span text:style-name="T3">R. Windows</text:span></text:p>
      <text:p text:style-name="P9"/>
      <text:list xml:id="list181741149823457" text:continue-numbering="true" text:style-name="WWNum1">
        <text:list-item>
          <text:p text:style-name="P6"><text:soft-page-break/><text:span text:style-name="T3">Linguagem de Preferência: Java</text:span></text:p>
        </text:list-item>
      </text:list>
      <text:p text:style-name="P9"/>
      <text:list xml:id="list3464020509" text:style-name="WWNum2">
        <text:list-item>
          <text:p text:style-name="P7"><text:span text:style-name="T3">Por que há a necessidade de aguardar 10 marmitas ficarem prontas para o despacho? </text:span></text:p>
        </text:list-item>
      </text:list>
      <text:p text:style-name="P8"><text:span text:style-name="T3">R. Fazer “render”, por ser o limite de marmitas que o entregador leva</text:span></text:p>
      <text:p text:style-name="P9"/>
      <text:list xml:id="list181742050229608" text:continue-numbering="true" text:style-name="WWNum2">
        <text:list-item>
          <text:p text:style-name="P7"><text:span text:style-name="T3">Por que o limite de entrega de marmitas em um bag por entregador é limitado a 10?</text:span></text:p>
        </text:list-item>
      </text:list>
      <text:p text:style-name="P8"><text:span text:style-name="T3">R. Porque é o que cabe.</text:span></text:p>
      <text:p text:style-name="P9"/>
      <text:list xml:id="list181741392470304" text:continue-numbering="true" text:style-name="WWNum2">
        <text:list-item>
          <text:p text:style-name="P7"><text:span text:style-name="T3">Nesse mesmo segmento, se aguardamos 10 marmitas ficarem prontas para despachá-las, isso significa que as 10 marmitas aguardadas serão entregues pelo mesmo ? </text:span></text:p>
        </text:list-item>
      </text:list>
      <text:p text:style-name="P8"><text:span text:style-name="T3">R. Sim</text:span></text:p>
      <text:p text:style-name="P9"/>
      <text:list xml:id="list181740627809730" text:continue-numbering="true" text:style-name="WWNum2">
        <text:list-item>
          <text:p text:style-name="P7"><text:span text:style-name="T3">Há, atualmente, algum sistema como por exemplo, triangulação por satélite, para definir quais entregadores devem se dirigir a quais unidades e por fim para onde devem ir?</text:span></text:p>
        </text:list-item>
      </text:list>
      <text:p text:style-name="P8"><text:span text:style-name="T3">R. Nada de otimização de entrega</text:span></text:p>
      <text:p text:style-name="P9"/>
      <text:list xml:id="list181740583573862" text:continue-numbering="true" text:style-name="WWNum2">
        <text:list-item>
          <text:p text:style-name="P7"><text:span text:style-name="T3">As marmitas que os entregadores recebem possuem alguma correlação com a distância de entrega?</text:span></text:p>
        </text:list-item>
      </text:list>
      <text:p text:style-name="P8"><text:span text:style-name="T3">R. Não</text:span></text:p>
      <text:p text:style-name="P9"/>
      <text:list xml:id="list181741722122345" text:continue-numbering="true" text:style-name="WWNum2">
        <text:list-item>
          <text:p text:style-name="P7"><text:span text:style-name="T3">A empresa cobre entregas para todos os bairros da cidade? </text:span></text:p>
        </text:list-item>
      </text:list>
      <text:p text:style-name="P8"><text:span text:style-name="T3">R. Sim</text:span></text:p>
      <text:p text:style-name="P9"/>
      <text:list xml:id="list181741454163908" text:continue-numbering="true" text:style-name="WWNum2">
        <text:list-item>
          <text:p text:style-name="P7"><text:span text:style-name="T3">Há a probabilidade de expansão para outras cidades?</text:span></text:p>
        </text:list-item>
      </text:list>
      <text:p text:style-name="P8"><text:span text:style-name="T3">R. Por enquanto não</text:span></text:p>
      <text:p text:style-name="P9"/>
      <text:list xml:id="list181741745824546" text:continue-numbering="true" text:style-name="WWNum2">
        <text:list-item>
          <text:p text:style-name="P7"><text:span text:style-name="T3">Por que a definição da rota é responsabilidade do entregador?</text:span></text:p>
        </text:list-item>
      </text:list>
      <text:p text:style-name="P8"><text:span text:style-name="T3">R. Foi a opção tomada no momento de criação da empresa, sem motivos lógicos.</text:span></text:p>
      <text:p text:style-name="P9"/>
      <text:list xml:id="list181741560256764" text:continue-numbering="true" text:style-name="WWNum2">
        <text:list-item>
          <text:p text:style-name="P7"><text:soft-page-break/><text:span text:style-name="T3">Quantas unidades a empresa possui?</text:span></text:p>
        </text:list-item>
      </text:list>
      <text:p text:style-name="P8"><text:span text:style-name="T3">R. 1</text:span></text:p>
      <text:p text:style-name="P9"/>
      <text:list xml:id="list181741386840389" text:continue-numbering="true" text:style-name="WWNum2">
        <text:list-item>
          <text:p text:style-name="P7"><text:span text:style-name="T3">Ao fim do documento, é citado que a ficha do cliente “passa por todos os processos até chegar ao setor de “atendimento” (entrega)”. Quais seriam todos esses processos?</text:span></text:p>
        </text:list-item>
      </text:list>
      <text:p text:style-name="P8"><text:span text:style-name="T3">R. Pedido -&gt; Atendimento -&gt; Cozinha -&gt; Ficha + Entrega</text:span></text:p>
      <text:p text:style-name="P9"/>
      <text:list xml:id="list181740075207386" text:continue-numbering="true" text:style-name="WWNum2">
        <text:list-item>
          <text:p text:style-name="P7"><text:span text:style-name="T3">Do que se trata o setor de “atendimento” (entrega)?</text:span></text:p>
        </text:list-item>
      </text:list>
      <text:p text:style-name="P8"><text:span text:style-name="T3">R. Setor de entrega (correção gramatical)</text:span></text:p>
      <text:p text:style-name="P9"/>
      <text:list xml:id="list181742129931790" text:continue-numbering="true" text:style-name="WWNum2">
        <text:list-item>
          <text:p text:style-name="P7"><text:span text:style-name="T3">A ficha possui informações sobre se houve pagamento ou não, o sistema atual da empresa por tanto é capaz de gerenciar pagamentos online?</text:span></text:p>
        </text:list-item>
      </text:list>
      <text:p text:style-name="P8"><text:span text:style-name="T3">R. Pagamento online por pix; Fisicamente por cartão, Dinheiro e Pix.</text:span></text:p>
      <text:p text:style-name="P9"/>
      <text:list xml:id="list181741868345875" text:continue-numbering="true" text:style-name="WWNum2">
        <text:list-item>
          <text:p text:style-name="P7"><text:span text:style-name="T3">Quais seriam todos os departamentos da empresa que se correlacionam com o sistema? (departamentos que influenciam ou possuem alguma atuação no app)</text:span></text:p>
        </text:list-item>
      </text:list>
      <text:p text:style-name="P8"><text:span text:style-name="T5">R.</text:span><text:span text:style-name="T3"> Não existe um sistema para o setor de entrega. Só que existe um sistema da empresa.</text:span></text:p>
      <text:p text:style-name="P9"/>
      <text:list xml:id="list181742136201630" text:continue-numbering="true" text:style-name="WWNum2">
        <text:list-item>
          <text:p text:style-name="P7"><text:span text:style-name="T3">Trata-se de uma seção da aplicação exclusiva para os entregadores ou os funcionários da empresa também terão acesso?</text:span></text:p>
        </text:list-item>
      </text:list>
      <text:p text:style-name="P8"><text:span text:style-name="T3">R. Não definido pela empresa, porém ficou em aberto, nós os desenvolvedores gostaríamos de que sim, houvesse ambas as pontas. <text:s/></text:span></text:p>
      <text:p text:style-name="P9"/>
      <text:list xml:id="list181741355378759" text:continue-numbering="true" text:style-name="WWNum2">
        <text:list-item>
          <text:p text:style-name="P7"><text:span text:style-name="T3">Atualmente, os entregadores possuem uma seção específica para eles no sistema da empresa? Se sim, detalhe extensivamente o que esse segmento possui e executa.</text:span></text:p>
        </text:list-item>
      </text:list>
      <text:p text:style-name="P8"><text:span text:style-name="T3">R.Não.<text:line-break/></text:span></text:p>
      <text:p text:style-name="P3"/>
      <text:p text:style-name="P3"/>
      <text:p text:style-name="P4"/>
      <text:p text:style-name="P1"><text:span text:style-name="T7">Informações que surgiram durante a entrevista.</text:span></text:p>
      <text:p text:style-name="P4"/>
      <text:p text:style-name="P1"><text:span text:style-name="T3">Possuem códigos de barras em todas as fichas.</text:span></text:p>
      <text:p text:style-name="P3"><text:soft-page-break/></text:p>
      <text:p text:style-name="P1"><text:span text:style-name="T3">Empresa já possui um sistema para as áreas de Atendimento e Cozinh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1" meta:word-count="563" meta:character-count="3387" meta:non-whitespace-character-count="2888"/>
    <meta:generator>LibreOfficeDev/6.0.5.2$Linux_X86_64 LibreOffice_project/</meta:generator>
  </office:meta>
</office:document-meta>
</file>